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13cm"/>
    </style:style>
    <style:style style:name="co3" style:family="table-column">
      <style:table-column-properties fo:break-before="auto" style:column-width="1.718cm"/>
    </style:style>
    <style:style style:name="co4" style:family="table-column">
      <style:table-column-properties fo:break-before="auto" style:column-width="6.382cm"/>
    </style:style>
    <style:style style:name="co5" style:family="table-column">
      <style:table-column-properties fo:break-before="auto" style:column-width="4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5.224cm" svg:height="14.849cm" svg:x="0cm" svg:y="0.487cm">
            <draw:object draw:notify-on-update-of-ranges="Tabelle1.B36:Tabelle1.B36 Tabelle1.B37:Tabelle1.B100 Tabelle1.C36:Tabelle1.C36 Tabelle1.C37:Tabelle1.C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 table:number-rows-repeated="29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x (Hz)</text:p>
          </table:table-cell>
          <table:table-cell table:style-name="Default" office:value-type="string" calcext:value-type="string">
            <text:p>y (l/min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D37]*[.B37]+[.E37]" office:value-type="float" office:value="0.216216216216216" calcext:value-type="float">
            <text:p>0,22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37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D38]*[.B38]+[.E38]" office:value-type="float" office:value="0.364864864864865" calcext:value-type="float">
            <text:p>0,36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38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D39]*[.B39]+[.E39]" office:value-type="float" office:value="0.513513513513513" calcext:value-type="float">
            <text:p>0,51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39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D40]*[.B40]+[.E40]" office:value-type="float" office:value="0.662162162162162" calcext:value-type="float">
            <text:p>0,66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40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D41]*[.B41]+[.E41]" office:value-type="float" office:value="0.810810810810811" calcext:value-type="float">
            <text:p>0,81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41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D42]*[.B42]+[.E42]" office:value-type="float" office:value="0.959459459459459" calcext:value-type="float">
            <text:p>0,96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42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D43]*[.B43]+[.E43]" office:value-type="float" office:value="1.10810810810811" calcext:value-type="float">
            <text:p>1,11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43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D44]*[.B44]+[.E44]" office:value-type="float" office:value="1.25675675675676" calcext:value-type="float">
            <text:p>1,26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44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D45]*[.B45]+[.E45]" office:value-type="float" office:value="1.40540540540541" calcext:value-type="float">
            <text:p>1,41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45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D46]*[.B46]+[.E46]" office:value-type="float" office:value="1.55405405405405" calcext:value-type="float">
            <text:p>1,55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46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D47]*[.B47]+[.E47]" office:value-type="float" office:value="1.7027027027027" calcext:value-type="float">
            <text:p>1,70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47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D48]*[.B48]+[.E48]" office:value-type="float" office:value="1.85135135135135" calcext:value-type="float">
            <text:p>1,85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48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D49]*[.B49]+[.E49]" office:value-type="float" office:value="2" calcext:value-type="float">
            <text:p>2,00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49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D50]*[.B50]+[.E50]" office:value-type="float" office:value="2.14864864864865" calcext:value-type="float">
            <text:p>2,15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50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D51]*[.B51]+[.E51]" office:value-type="float" office:value="2.2972972972973" calcext:value-type="float">
            <text:p>2,30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51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D52]*[.B52]+[.E52]" office:value-type="float" office:value="2.44594594594595" calcext:value-type="float">
            <text:p>2,45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52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D53]*[.B53]+[.E53]" office:value-type="float" office:value="2.59459459459459" calcext:value-type="float">
            <text:p>2,59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53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D54]*[.B54]+[.E54]" office:value-type="float" office:value="2.74324324324324" calcext:value-type="float">
            <text:p>2,74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54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D55]*[.B55]+[.E55]" office:value-type="float" office:value="2.89189189189189" calcext:value-type="float">
            <text:p>2,89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55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D56]*[.B56]+[.E56]" office:value-type="float" office:value="3.04054054054054" calcext:value-type="float">
            <text:p>3,04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56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D57]*[.B57]+[.E57]" office:value-type="float" office:value="3.18918918918919" calcext:value-type="float">
            <text:p>3,19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57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D58]*[.B58]+[.E58]" office:value-type="float" office:value="3.33783783783784" calcext:value-type="float">
            <text:p>3,34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58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D59]*[.B59]+[.E59]" office:value-type="float" office:value="3.48648648648649" calcext:value-type="float">
            <text:p>3,49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59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D60]*[.B60]+[.E60]" office:value-type="float" office:value="3.63513513513513" calcext:value-type="float">
            <text:p>3,64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60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D61]*[.B61]+[.E61]" office:value-type="float" office:value="3.78378378378378" calcext:value-type="float">
            <text:p>3,78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61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D62]*[.B62]+[.E62]" office:value-type="float" office:value="3.93243243243243" calcext:value-type="float">
            <text:p>3,93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62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D63]*[.B63]+[.E63]" office:value-type="float" office:value="4.08108108108108" calcext:value-type="float">
            <text:p>4,08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63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D64]*[.B64]+[.E64]" office:value-type="float" office:value="4.22972972972973" calcext:value-type="float">
            <text:p>4,23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64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D65]*[.B65]+[.E65]" office:value-type="float" office:value="4.37837837837838" calcext:value-type="float">
            <text:p>4,38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65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D66]*[.B66]+[.E66]" office:value-type="float" office:value="4.52702702702703" calcext:value-type="float">
            <text:p>4,53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66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D67]*[.B67]+[.E67]" office:value-type="float" office:value="4.67567567567568" calcext:value-type="float">
            <text:p>4,68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67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D68]*[.B68]+[.E68]" office:value-type="float" office:value="4.82432432432432" calcext:value-type="float">
            <text:p>4,82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68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D69]*[.B69]+[.E69]" office:value-type="float" office:value="4.97297297297297" calcext:value-type="float">
            <text:p>4,97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69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D70]*[.B70]+[.E70]" office:value-type="float" office:value="5.12162162162162" calcext:value-type="float">
            <text:p>5,12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70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D71]*[.B71]+[.E71]" office:value-type="float" office:value="5.27027027027027" calcext:value-type="float">
            <text:p>5,27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71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D72]*[.B72]+[.E72]" office:value-type="float" office:value="5.41891891891892" calcext:value-type="float">
            <text:p>5,42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72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D73]*[.B73]+[.E73]" office:value-type="float" office:value="5.56756756756757" calcext:value-type="float">
            <text:p>5,57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73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D74]*[.B74]+[.E74]" office:value-type="float" office:value="5.71621621621622" calcext:value-type="float">
            <text:p>5,72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74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D75]*[.B75]+[.E75]" office:value-type="float" office:value="5.86486486486487" calcext:value-type="float">
            <text:p>5,86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75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D76]*[.B76]+[.E76]" office:value-type="float" office:value="6.01351351351351" calcext:value-type="float">
            <text:p>6,01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76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D77]*[.B77]+[.E77]" office:value-type="float" office:value="6.16216216216216" calcext:value-type="float">
            <text:p>6,16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77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D78]*[.B78]+[.E78]" office:value-type="float" office:value="6.31081081081081" calcext:value-type="float">
            <text:p>6,31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78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D79]*[.B79]+[.E79]" office:value-type="float" office:value="6.45945945945946" calcext:value-type="float">
            <text:p>6,46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79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D80]*[.B80]+[.E80]" office:value-type="float" office:value="6.60810810810811" calcext:value-type="float">
            <text:p>6,61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80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D81]*[.B81]+[.E81]" office:value-type="float" office:value="6.75675675675676" calcext:value-type="float">
            <text:p>6,76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81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D82]*[.B82]+[.E82]" office:value-type="float" office:value="6.90540540540541" calcext:value-type="float">
            <text:p>6,91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82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D83]*[.B83]+[.E83]" office:value-type="float" office:value="7.05405405405405" calcext:value-type="float">
            <text:p>7,05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83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D84]*[.B84]+[.E84]" office:value-type="float" office:value="7.2027027027027" calcext:value-type="float">
            <text:p>7,20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84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D85]*[.B85]+[.E85]" office:value-type="float" office:value="7.35135135135135" calcext:value-type="float">
            <text:p>7,35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85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D86]*[.B86]+[.E86]" office:value-type="float" office:value="7.5" calcext:value-type="float">
            <text:p>7,50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86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D87]*[.B87]+[.E87]" office:value-type="float" office:value="7.64864864864865" calcext:value-type="float">
            <text:p>7,65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87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D88]*[.B88]+[.E88]" office:value-type="float" office:value="7.7972972972973" calcext:value-type="float">
            <text:p>7,80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88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D89]*[.B89]+[.E89]" office:value-type="float" office:value="7.94594594594595" calcext:value-type="float">
            <text:p>7,95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89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D90]*[.B90]+[.E90]" office:value-type="float" office:value="8.0945945945946" calcext:value-type="float">
            <text:p>8,09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90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D91]*[.B91]+[.E91]" office:value-type="float" office:value="8.24324324324324" calcext:value-type="float">
            <text:p>8,24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91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D92]*[.B92]+[.E92]" office:value-type="float" office:value="8.39189189189189" calcext:value-type="float">
            <text:p>8,39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92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D93]*[.B93]+[.E93]" office:value-type="float" office:value="8.54054054054054" calcext:value-type="float">
            <text:p>8,54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93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D94]*[.B94]+[.E94]" office:value-type="float" office:value="8.68918918918919" calcext:value-type="float">
            <text:p>8,69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94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D95]*[.B95]+[.E95]" office:value-type="float" office:value="8.83783783783784" calcext:value-type="float">
            <text:p>8,84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95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D96]*[.B96]+[.E96]" office:value-type="float" office:value="8.98648648648649" calcext:value-type="float">
            <text:p>8,99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96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D97]*[.B97]+[.E97]" office:value-type="float" office:value="9.13513513513514" calcext:value-type="float">
            <text:p>9,14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97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D98]*[.B98]+[.E98]" office:value-type="float" office:value="9.28378378378379" calcext:value-type="float">
            <text:p>9,28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98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D99]*[.B99]+[.E99]" office:value-type="float" office:value="9.43243243243243" calcext:value-type="float">
            <text:p>9,43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99]*50" office:value-type="float" office:value="0.0675675675675675" calcext:value-type="float">
            <text:p>0,067567567567568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D100]*[.B100]+[.E100]" office:value-type="float" office:value="9.58108108108108" calcext:value-type="float">
            <text:p>9,58</text:p>
          </table:table-cell>
          <table:table-cell table:formula="of:= (7.5 - 2)/(50-13)" office:value-type="float" office:value="0.148648648648649" calcext:value-type="float">
            <text:p>0,148648648648649</text:p>
          </table:table-cell>
          <table:table-cell table:formula="of:=7.5-[.D100]*50" office:value-type="float" office:value="0.0675675675675675" calcext:value-type="float">
            <text:p>0,0675675675675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13:58:37.253784863</meta:creation-date>
    <dc:date>2022-08-10T14:31:09.099767612</dc:date>
    <meta:editing-duration>PT1M8S</meta:editing-duration>
    <meta:editing-cycles>1</meta:editing-cycles>
    <meta:document-statistic meta:table-count="1" meta:cell-count="26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25cm" svg:height="14.85cm" xlink:href=".." xlink:type="simple" chart:class="chart:scatter" chart:style-name="ch1">
        <chart:title svg:x="11.285cm" svg:y="0.433cm" chart:style-name="ch2">
          <text:p>l/min = f(Hz)</text:p>
        </chart:title>
        <chart:legend chart:legend-position="end" svg:x="22.637cm" svg:y="7.126cm" style:legend-expansion="high" chart:style-name="ch3"/>
        <chart:plot-area chart:style-name="ch4" table:cell-range-address="Tabelle1.B36:Tabelle1.C100" chart:data-source-has-labels="row" svg:x="1.515cm" svg:y="1.509cm" svg:width="20.618cm" svg:height="12.063cm">
          <chartooo:coordinate-region svg:x="2.427cm" svg:y="1.708cm" svg:width="19.333cm" svg:height="11.217cm"/>
          <chart:axis chart:dimension="x" chart:name="primary-x" chart:style-name="ch5">
            <chart:title svg:x="11.568cm" svg:y="13.869cm" chart:style-name="ch6">
              <text:p>Hz</text:p>
            </chart:title>
            <chart:grid chart:style-name="ch7" chart:class="major"/>
          </chart:axis>
          <chart:axis chart:dimension="y" chart:name="primary-y" chart:style-name="ch8">
            <chart:title svg:x="0.451cm" svg:y="7.941cm" chart:style-name="ch9">
              <text:p>l/min</text:p>
            </chart:title>
            <chart:grid chart:style-name="ch7" chart:class="major"/>
          </chart:axis>
          <chart:series chart:style-name="ch10" chart:values-cell-range-address="Tabelle1.C37:Tabelle1.C100" chart:label-cell-address="Tabelle1.C36:Tabelle1.C36" chart:class="chart:scatter">
            <chart:domain table:cell-range-address="Tabelle1.B37:Tabelle1.B100"/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y (l/min)</text:p>
                <draw:g>
                  <svg:desc>Tabelle1.C36:Tabelle1.C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B37:Tabelle1.B100</svg:desc>
                </draw:g>
              </table:table-cell>
              <table:table-cell office:value-type="float" office:value="0.216216216216216">
                <text:p>0.216216216216216</text:p>
                <draw:g>
                  <svg:desc>Tabelle1.C37:Tabelle1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64864864864865">
                <text:p>0.364864864864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13513513513513">
                <text:p>0.513513513513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62162162162162">
                <text:p>0.662162162162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10810810810811">
                <text:p>0.810810810810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59459459459459">
                <text:p>0.959459459459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10810810810811">
                <text:p>1.108108108108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25675675675676">
                <text:p>1.25675675675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0540540540541">
                <text:p>1.40540540540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55405405405405">
                <text:p>1.55405405405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7027027027027">
                <text:p>1.70270270270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85135135135135">
                <text:p>1.85135135135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14864864864865">
                <text:p>2.148648648648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2972972972973">
                <text:p>2.2972972972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44594594594595">
                <text:p>2.44594594594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59459459459459">
                <text:p>2.594594594594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74324324324324">
                <text:p>2.743243243243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89189189189189">
                <text:p>2.891891891891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.04054054054054">
                <text:p>3.040540540540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.18918918918919">
                <text:p>3.189189189189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.33783783783784">
                <text:p>3.337837837837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.48648648648649">
                <text:p>3.486486486486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.63513513513513">
                <text:p>3.635135135135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78378378378378">
                <text:p>3.783783783783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.93243243243243">
                <text:p>3.932432432432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.08108108108108">
                <text:p>4.081081081081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.22972972972973">
                <text:p>4.229729729729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.37837837837838">
                <text:p>4.378378378378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52702702702703">
                <text:p>4.527027027027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.67567567567568">
                <text:p>4.675675675675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82432432432432">
                <text:p>4.824324324324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.97297297297297">
                <text:p>4.972972972972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.12162162162162">
                <text:p>5.121621621621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.27027027027027">
                <text:p>5.270270270270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.41891891891892">
                <text:p>5.418918918918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.56756756756757">
                <text:p>5.567567567567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.71621621621622">
                <text:p>5.716216216216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.86486486486487">
                <text:p>5.864864864864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01351351351351">
                <text:p>6.013513513513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.16216216216216">
                <text:p>6.162162162162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.31081081081081">
                <text:p>6.310810810810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.45945945945946">
                <text:p>6.45945945945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.60810810810811">
                <text:p>6.608108108108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.75675675675676">
                <text:p>6.756756756756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.90540540540541">
                <text:p>6.905405405405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.05405405405405">
                <text:p>7.054054054054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.2027027027027">
                <text:p>7.20270270270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.35135135135135">
                <text:p>7.351351351351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.64864864864865">
                <text:p>7.648648648648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.7972972972973">
                <text:p>7.79729729729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.94594594594595">
                <text:p>7.945945945945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.0945945945946">
                <text:p>8.09459459459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.24324324324324">
                <text:p>8.243243243243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.39189189189189">
                <text:p>8.391891891891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.54054054054054">
                <text:p>8.540540540540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68918918918919">
                <text:p>8.689189189189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83783783783784">
                <text:p>8.837837837837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98648648648649">
                <text:p>8.986486486486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9.13513513513514">
                <text:p>9.135135135135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.28378378378379">
                <text:p>9.283783783783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.43243243243243">
                <text:p>9.432432432432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.58108108108108">
                <text:p>9.58108108108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